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8cm" fo:min-width="2.682cm"/>
      <style:paragraph-properties style:writing-mode="lr-tb"/>
    </style:style>
    <style:style style:name="gr2" style:family="graphic" style:parent-style-name="standard">
      <style:graphic-properties draw:fill-color="#00a933" draw:textarea-horizontal-align="justify" draw:textarea-vertical-align="middle" draw:auto-grow-height="false" fo:min-height="2.048cm" fo:min-width="2.682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048cm" fo:min-width="2.86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58cm" fo:min-width="1.9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8" style:family="graphic" style:parent-style-name="standard">
      <style:graphic-properties svg:stroke-color="#3465a4" draw:fill-color="#00a933" draw:textarea-horizontal-align="justify" draw:textarea-vertical-align="middle" draw:auto-grow-height="false" fo:min-height="2.048cm" fo:min-width="2.6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0cm"/>
      <style:paragraph-properties style:writing-mode="lr-tb"/>
    </style:style>
    <style:style style:name="gr10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1" style:family="graphic" style:parent-style-name="standard">
      <style:graphic-properties draw:marker-start="Circle" draw:marker-start-width="0.3cm" draw:marker-end="Pontas_20_das_20_setas_20_9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5cm" svg:height="3.25cm" svg:x="6.75cm" svg:y="3.75cm">
          <text:p text:style-name="P1">Finalizar Comp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3.25cm" svg:x="6.75cm" svg:y="8.5cm">
          <text:p text:style-name="P1">Manter carrinho compr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3.25cm" svg:x="6.5cm" svg:y="17.5cm">
          <text:p text:style-name="P1">Efetuar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3.25cm" svg:x="7cm" svg:y="23.75cm">
          <text:p text:style-name="P1">Manter Comp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75cm" svg:height="3.25cm" svg:x="15.25cm" svg:y="8.75cm">
          <text:p text:style-name="P1">Consultar Prod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3.25cm" svg:x="13.75cm" svg:y="13.5cm">
          <text:p text:style-name="P1">Rastrear pedi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25cm" svg:y1="15.25cm" svg:x2="3.25cm" svg:y2="15.25cm">
          <text:p/>
        </draw:line>
        <draw:custom-shape draw:style-name="gr5" draw:text-style-name="P4" draw:layer="layout" svg:width="3.5cm" svg:height="4cm" svg:x="1.5cm" svg:y="2cm">
          <text:p text:style-name="P1">Client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5" draw:layer="layout" svg:width="4.25cm" svg:height="2cm" svg:x="10.75cm" svg:y="9.75cm">
          <draw:text-box>
            <text:p>--«include»---</text:p>
          </draw:text-box>
        </draw:frame>
        <draw:line draw:style-name="gr7" draw:text-style-name="P3" draw:layer="layout" svg:x1="14.75cm" svg:y1="10.25cm" svg:x2="15.5cm" svg:y2="10.25cm">
          <text:p/>
        </draw:line>
        <draw:custom-shape draw:style-name="gr8" draw:text-style-name="P2" draw:layer="layout" svg:width="4.5cm" svg:height="3.25cm" svg:x="6.75cm" svg:y="3.75cm">
          <text:p text:style-name="P1">Finalizar Comp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4.504cm" svg:height="2.25cm" svg:x="6.746cm" svg:y="13.5cm">
          <draw:text-box>
            <text:p><text:s text:c="2"/>«include»</text:p>
          </draw:text-box>
        </draw:frame>
        <draw:frame draw:style-name="gr6" draw:text-style-name="P5" draw:layer="layout" svg:width="4.504cm" svg:height="2cm" svg:x="6.496cm" svg:y="21.5cm">
          <draw:text-box>
            <text:p><text:s text:c="3"/>«extend»</text:p>
          </draw:text-box>
        </draw:frame>
        <draw:line draw:style-name="gr10" draw:text-style-name="P3" draw:layer="layout" svg:x1="8.5cm" svg:y1="21.75cm" svg:x2="8.5cm" svg:y2="20.75cm">
          <text:p/>
        </draw:line>
        <draw:line draw:style-name="gr4" draw:text-style-name="P3" draw:layer="layout" svg:x1="8.5cm" svg:y1="23.75cm" svg:x2="8.5cm" svg:y2="22.5cm">
          <text:p/>
        </draw:line>
        <draw:line draw:style-name="gr4" draw:text-style-name="P3" draw:layer="layout" svg:x1="6.75cm" svg:y1="5.25cm" svg:x2="4.5cm" svg:y2="5.25cm">
          <text:p/>
        </draw:line>
        <draw:line draw:style-name="gr4" draw:text-style-name="P3" draw:layer="layout" svg:x1="3.25cm" svg:y1="6cm" svg:x2="3cm" svg:y2="25.5cm">
          <text:p/>
        </draw:line>
        <draw:line draw:style-name="gr4" draw:text-style-name="P3" draw:layer="layout" svg:x1="6.5cm" svg:y1="19.25cm" svg:x2="3cm" svg:y2="19.25cm">
          <text:p/>
        </draw:line>
        <draw:line draw:style-name="gr4" draw:text-style-name="P3" draw:layer="layout" svg:x1="7cm" svg:y1="25.5cm" svg:x2="3cm" svg:y2="25.5cm">
          <text:p/>
        </draw:line>
        <draw:line draw:style-name="gr11" draw:text-style-name="P1" draw:layer="layout" svg:x1="8.75cm" svg:y1="11.75cm" svg:x2="8.75cm" svg:y2="1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9T11:27:36.835422040</meta:creation-date>
    <dc:date>2022-07-09T11:46:03.894702956</dc:date>
    <meta:editing-duration>PT30S</meta:editing-duration>
    <meta:editing-cycles>1</meta:editing-cycles>
    <meta:document-statistic meta:object-count="20"/>
    <meta:generator>LibreOffice/7.3.4.2$Linux_X86_64 LibreOffice_project/30$Build-2</meta:generator>
  </office:meta>
</office:document-meta>
</file>